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4.4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Elegir ubicación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Aviso legal y contacto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Aviso legal y contacto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Puntos de interés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No se ha encontrado la página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es su guía digital para Alemania. Encuentre información local, eventos y consejos. Siempre actualizados y en su idioma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Tu idioma no está disponible aquí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Selecciona un idioma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Última modificación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ción local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Tu idioma no está disponible aquí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o se ha encontrado esta ciudad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o se ha encontrado esta página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o se ha encontrado este evento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o se ha encontrado esta oferta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o se ha encontrado este punto de interés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o se ha encontrado esta página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No se ha establecido la conexión con el servidor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No se ha podido editar la consulta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No se ha podido procesar la respuesta del servidor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Se ha producido un error desconocido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Intentar de nuevo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No se ha podido cagar la página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Selecciona un idioma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Ir a la página de inicio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Ir a las categoría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Ir a las actividade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Ir a las oferta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Se ha producido un error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o se ha podido cambiar el idiom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El idioma seleccionado no está disponible sin conexión. Se necesita una conexión a internet activada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Ubicación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Fech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Actualmente no hay actividades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ciones técnica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idos de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o y aviso legal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Buscar po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ido de la página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ido de la actividad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Envia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Se ha producido un error al enviar los comentarios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Comentarios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¿Qué le ha sido de ayuda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¿Qué podemos mejorar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¿Para qué son los comentarios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¿Esta página sirve de ayud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Sirve de ayuda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o sirve de ayuda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o se ha encontrado ningún resultado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Sus comentarios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¿No ha encontrado lo que buscaba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¿Qué información falta aquí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Comentarios enviados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Muchas gracias por sus comentarios. Con ellos nos ayuda a mejorar nuestros contenidos y la app Integreat. Le invitamos a enviarnos más comentarios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Cerrar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Esta página no sirve de ayud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Esta página sirve de ayud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es su guía digital para Alemani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Encuentre rápidamente la información correcta utilizando palabras clav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ambio de idiom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Cambie fácilmente el idioma de las páginas individuales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Eventos actuales y fechas en los alrededores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Búsqueda de trabajo, búsqueda de prácticas y más en la zon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juste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Haciendo clic en "{{accept}}", acepto que la app Integreat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Estabilidad de la app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mejore Integreat mediante el envío automático de informes de interrupciones del servicio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ciones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me envíe notificaciones push con las últimas noticias locales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me recomiende ubicaciones cercanas empleando la ubicación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Saltar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Seguir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ar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Guardar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justar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chazar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eptar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ción de privacidad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Buscar ubicación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o se han encontrado ubicaciones cercanas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Aviso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Para poder mostrar ubicaciones cercanas tiene que activarse la ubicación del dispositivo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Aviso legal y contacto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rivacidad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ías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o hay actividades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 disponible en otros idioma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o hay traducción disponi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Cambiar ubicación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Cambiar idiom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juste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Compartir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ar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Acabamos de encontrar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o se ha podido compartir el contenido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Aviso legal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Estabilidad de la app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Mejorar la app Integreat mediante el envío automático de informes de interrupciones del servicio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ciones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ibir notificaciones push con las últimas noticias locales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Recibir recomendaciones de ubicaciones cercanas empleando la ubicación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Acerca de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ción de privacidad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ó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ias de fuente abierta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Permiti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sactivar función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o hay ofertas disponibles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o hay ofertas disponibles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Calefacción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gua/alcantarillado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ecogida de basuras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Deshollinado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e/aparcamiento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Cocin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arto de baño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seo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Habitación infantil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Habitación infantil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Habitación infantil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Dormitorio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alón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Vestíbulo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Trastero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Sótano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ón/terraz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